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403cm" fo:text-indent="0cm" style:text-autospace="ideograph-alpha" style:punctuation-wrap="hanging"/>
    </style:style>
    <style:style style:name="T1" style:family="text">
      <style:text-properties fo:font-variant="normal" fo:text-transform="none" fo:color="#1c1c1c" style:text-outline="false" style:text-line-through-style="none" style:text-line-through-type="none" style:font-name="Noto Sans SemiBold2"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Synchronized</text:p>
          </draw:text-box>
        </draw:frame>
        <draw:frame presentation:style-name="pr2"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ách đồng bộ bằng synchronized</text:p>
          </draw:text-box>
        </draw:frame>
        <draw:frame presentation:style-name="pr5" draw:layer="layout" svg:width="25.5cm" svg:height="13cm" svg:x="1cm" svg:y="5.5cm" presentation:class="outline" presentation:user-transformed="true">
          <draw:text-box>
            <text:list text:style-name="L2">
              <text:list-item>
                <text:p>- Khi ta muốn một dữ liệu hoặc một hàm không được chạy cùng lúc bởi nhiều thread, ta dùng từ khóa synchronized.</text:p>
              </text:list-item>
              <text:list-item>
                <text:p>- Nó đảm bảo hàm/dữ liệu đó chỉ được chạy bởi 1 thread cùng lúc</text:p>
              </text:list-item>
              <text:list-item>
                <text:p>→ Tại sao nó có thể làm được như vậy?</text:p>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ản chất của synchronized</text:p>
          </draw:text-box>
        </draw:frame>
        <draw:frame presentation:style-name="pr5" draw:layer="layout" svg:width="25.5cm" svg:height="13cm" svg:x="1cm" svg:y="5.5cm" presentation:class="outline">
          <draw:text-box>
            <text:list text:style-name="L2">
              <text:list-item>
                <text:p>- Mỗi object chứa đều có một khóa nội tại - hay còn gọi là monitor</text:p>
              </text:list-item>
              <text:list-item>
                <text:p>- Một thread muốn sử dụng tài nguyên khai báo synchronized phải được cấp khóa nội tại của object đó</text:p>
              </text:list-item>
              <text:list-item>
                <text:p>- Khi sử dụng xong, hoặc bị wait, thread sẽ trả lại khóa và object sẽ phân phối khóa đó cho thread khác</text:p>
              </text:list-item>
            </text:list>
            <text:list text:style-name="L3">
              <text:list-item>
                <text:p text:style-name="P2"><text:span text:style-name="T1">→ </text:span>Nếu một object có 2 hàm synchronized, thì 2 hàm đó sẽ không bao giờ được thực hiện đồng thời</text:p>
              </text:list-item>
            </text:list>
            <text:list text:style-name="L2">
              <text:list-header>
                <text:p><text:s/></text:p>
              </text:list-header>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ử dụng khóa ngoài</text:p>
          </draw:text-box>
        </draw:frame>
        <draw:frame presentation:style-name="pr5" draw:layer="layout" svg:width="25.5cm" svg:height="13cm" svg:x="1cm" svg:y="5.5cm" presentation:class="outline" presentation:user-transformed="true">
          <draw:text-box>
            <text:list text:style-name="L2">
              <text:list-item>
                <text:p>- Ta có sử dụng một object nào đó để làm khóa, tách biệt với khóa nội tại của object.</text:p>
              </text:list-item>
              <text:list-item>
                <text:p>- Sử dụng synchronized block với biến đầu vào là khóa ngoài ta sinh ra, đoạn code trong block sẽ có thể chạy song song với các hàm synchronized sử dụng khóa nội tại/ khóa ngoài khác. Mà vẫn đảm bảo một thời điểm chỉ có một thread chạy block đó.</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ử dụng Lock</text:p>
          </draw:text-box>
        </draw:frame>
        <draw:frame presentation:style-name="pr5" draw:layer="layout" svg:width="25.5cm" svg:height="13cm" svg:x="1cm" svg:y="5.5cm" presentation:class="outline" presentation:user-transformed="true">
          <draw:text-box>
            <text:list text:style-name="L2">
              <text:list-item>
                <text:p>- </text:p>
              </text:list-item>
              <text:list-item>
                <text:p/>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eentrant Lock</text:p>
          </draw:text-box>
        </draw:frame>
        <draw:frame presentation:style-name="pr5" draw:layer="layout" svg:width="25.5cm" svg:height="13cm" svg:x="1cm" svg:y="5.5cm" presentation:class="outline" presentation:user-transformed="true">
          <draw:text-box>
            <text:list text:style-name="L2">
              <text:list-item>
                <text:p>- Reentrant lock ám chỉ việc một thread có thể lấy khóa nhiều lần (khóa ngoài hoặc khóa nội tại)</text:p>
                <text:p><text:s/></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ock và Condition</text:p>
          </draw:text-box>
        </draw:frame>
        <draw:frame presentation:style-name="pr5" draw:layer="layout" svg:width="25.5cm" svg:height="13cm" svg:x="1cm" svg:y="5.5cm" presentation:class="outline" presentation:user-transformed="true">
          <draw:text-box>
            <text:list text:style-name="L2">
              <text:list-item>
                <text:p>- ...</text:p>
                <text:p><text:s/></text:p>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6T13:34:37.625859110</meta:creation-date>
    <meta:editing-duration>PT9M3S</meta:editing-duration>
    <meta:editing-cycles>2</meta:editing-cycles>
    <meta:generator>LibreOffice/6.4.4.2$Linux_X86_64 LibreOffice_project/40$Build-2</meta:generator>
    <dc:title>Alizarin</dc:title>
    <dc:date>2020-08-06T14:05:01.341449755</dc:date>
    <meta:document-statistic meta:object-count="65"/>
  </office:meta>
</office:document-meta>
</file>